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640">
            <text:p>640</text:p>
          </table:table-cell>
          <table:table-cell office:value-type="float" office:value="1280">
            <text:p>1280</text:p>
          </table:table-cell>
          <table:table-cell office:value-type="float" office:value="2560">
            <text:p>2560</text:p>
          </table:table-cell>
          <table:table-cell office:value-type="float" office:value="5120">
            <text:p>5120</text:p>
          </table:table-cell>
          <table:table-cell office:value-type="float" office:value="10240">
            <text:p>1024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table:number-columns-repeated="7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173.85">
            <text:p>2173.85</text:p>
          </table:table-cell>
          <table:table-cell office:value-type="float" office:value="7554">
            <text:p>7554</text:p>
          </table:table-cell>
          <table:table-cell office:value-type="float" office:value="20259.1">
            <text:p>20259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12">
            <text:p>112</text:p>
          </table:table-cell>
          <table:table-cell office:value-type="float" office:value="308">
            <text:p>308</text:p>
          </table:table-cell>
          <table:table-cell office:value-type="float" office:value="747">
            <text:p>747</text:p>
          </table:table-cell>
          <table:table-cell office:value-type="float" office:value="1954">
            <text:p>1954</text:p>
          </table:table-cell>
          <table:table-cell office:value-type="float" office:value="4850">
            <text:p>4850</text:p>
          </table:table-cell>
          <table:table-cell office:value-type="float" office:value="11360.9">
            <text:p>11360.9</text:p>
          </table:table-cell>
          <table:table-cell office:value-type="float" office:value="26239.8">
            <text:p>26239.8</text:p>
          </table:table-cell>
          <table:table-cell office:value-type="float" office:value="59818.9">
            <text:p>59818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101">
            <text:p>0.10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float" office:value="388">
            <text:p>388</text:p>
          </table:table-cell>
          <table:table-cell office:value-type="float" office:value="1030">
            <text:p>1030</text:p>
          </table:table-cell>
          <table:table-cell office:value-type="float" office:value="2388">
            <text:p>2388</text:p>
          </table:table-cell>
          <table:table-cell office:value-type="float" office:value="5681.68">
            <text:p>5681.68</text:p>
          </table:table-cell>
          <table:table-cell office:value-type="float" office:value="13323.5">
            <text:p>13323.5</text:p>
          </table:table-cell>
          <table:table-cell office:value-type="float" office:value="29635.1">
            <text:p>29635.1</text:p>
          </table:table-cell>
          <table:table-cell office:value-type="float" office:value="66949.4">
            <text:p>66949.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151">
            <text:p>0.15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196">
            <text:p>196</text:p>
          </table:table-cell>
          <table:table-cell office:value-type="float" office:value="489">
            <text:p>489</text:p>
          </table:table-cell>
          <table:table-cell office:value-type="float" office:value="1160">
            <text:p>1160</text:p>
          </table:table-cell>
          <table:table-cell office:value-type="float" office:value="2557.57">
            <text:p>2557.57</text:p>
          </table:table-cell>
          <table:table-cell office:value-type="float" office:value="6100.5">
            <text:p>6100.5</text:p>
          </table:table-cell>
          <table:table-cell office:value-type="float" office:value="14092.1">
            <text:p>14092.1</text:p>
          </table:table-cell>
          <table:table-cell office:value-type="float" office:value="31689">
            <text:p>31689</text:p>
          </table:table-cell>
          <table:table-cell office:value-type="float" office:value="70712.6">
            <text:p>70712.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201">
            <text:p>0.20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197">
            <text:p>197</text:p>
          </table:table-cell>
          <table:table-cell office:value-type="float" office:value="491">
            <text:p>491</text:p>
          </table:table-cell>
          <table:table-cell office:value-type="float" office:value="1218">
            <text:p>1218</text:p>
          </table:table-cell>
          <table:table-cell office:value-type="float" office:value="2820">
            <text:p>2820</text:p>
          </table:table-cell>
          <table:table-cell office:value-type="float" office:value="6533.88">
            <text:p>6533.88</text:p>
          </table:table-cell>
          <table:table-cell office:value-type="float" office:value="14730.6">
            <text:p>14730.6</text:p>
          </table:table-cell>
          <table:table-cell office:value-type="float" office:value="33195">
            <text:p>33195</text:p>
          </table:table-cell>
          <table:table-cell office:value-type="float" office:value="73892.5">
            <text:p>73892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251">
            <text:p>0.25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202">
            <text:p>202</text:p>
          </table:table-cell>
          <table:table-cell office:value-type="float" office:value="551">
            <text:p>551</text:p>
          </table:table-cell>
          <table:table-cell office:value-type="float" office:value="1274.5">
            <text:p>1274.5</text:p>
          </table:table-cell>
          <table:table-cell office:value-type="float" office:value="2952.5">
            <text:p>2952.5</text:p>
          </table:table-cell>
          <table:table-cell office:value-type="float" office:value="6934.27">
            <text:p>6934.27</text:p>
          </table:table-cell>
          <table:table-cell office:value-type="float" office:value="15301.1">
            <text:p>15301.1</text:p>
          </table:table-cell>
          <table:table-cell office:value-type="float" office:value="34548.4">
            <text:p>34548.4</text:p>
          </table:table-cell>
          <table:table-cell office:value-type="float" office:value="76003.9">
            <text:p>76003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301">
            <text:p>0.30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239">
            <text:p>239</text:p>
          </table:table-cell>
          <table:table-cell office:value-type="float" office:value="536">
            <text:p>536</text:p>
          </table:table-cell>
          <table:table-cell office:value-type="float" office:value="1319">
            <text:p>1319</text:p>
          </table:table-cell>
          <table:table-cell office:value-type="float" office:value="3075.88">
            <text:p>3075.88</text:p>
          </table:table-cell>
          <table:table-cell office:value-type="float" office:value="7155.7">
            <text:p>7155.7</text:p>
          </table:table-cell>
          <table:table-cell office:value-type="float" office:value="16003.8">
            <text:p>16003.8</text:p>
          </table:table-cell>
          <table:table-cell office:value-type="float" office:value="35278.4">
            <text:p>35278.4</text:p>
          </table:table-cell>
          <table:table-cell office:value-type="float" office:value="77785.9">
            <text:p>77785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351">
            <text:p>0.351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224">
            <text:p>224</text:p>
          </table:table-cell>
          <table:table-cell office:value-type="float" office:value="570">
            <text:p>570</text:p>
          </table:table-cell>
          <table:table-cell office:value-type="float" office:value="1430.5">
            <text:p>1430.5</text:p>
          </table:table-cell>
          <table:table-cell office:value-type="float" office:value="3172.47">
            <text:p>3172.47</text:p>
          </table:table-cell>
          <table:table-cell office:value-type="float" office:value="7237.18">
            <text:p>7237.18</text:p>
          </table:table-cell>
          <table:table-cell office:value-type="float" office:value="16403.3">
            <text:p>16403.3</text:p>
          </table:table-cell>
          <table:table-cell office:value-type="float" office:value="36235.3">
            <text:p>36235.3</text:p>
          </table:table-cell>
          <table:table-cell office:value-type="float" office:value="79585.1">
            <text:p>79585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401">
            <text:p>0.40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224">
            <text:p>224</text:p>
          </table:table-cell>
          <table:table-cell office:value-type="float" office:value="615">
            <text:p>615</text:p>
          </table:table-cell>
          <table:table-cell office:value-type="float" office:value="1487">
            <text:p>1487</text:p>
          </table:table-cell>
          <table:table-cell office:value-type="float" office:value="3226.5">
            <text:p>3226.5</text:p>
          </table:table-cell>
          <table:table-cell office:value-type="float" office:value="7444.2">
            <text:p>7444.2</text:p>
          </table:table-cell>
          <table:table-cell office:value-type="float" office:value="16617.5">
            <text:p>16617.5</text:p>
          </table:table-cell>
          <table:table-cell office:value-type="float" office:value="36949.6">
            <text:p>36949.6</text:p>
          </table:table-cell>
          <table:table-cell office:value-type="float" office:value="80936.8">
            <text:p>80936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451">
            <text:p>0.451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102">
            <text:p>102</text:p>
          </table:table-cell>
          <table:table-cell office:value-type="float" office:value="258">
            <text:p>258</text:p>
          </table:table-cell>
          <table:table-cell office:value-type="float" office:value="637.4">
            <text:p>637.4</text:p>
          </table:table-cell>
          <table:table-cell office:value-type="float" office:value="1459">
            <text:p>1459</text:p>
          </table:table-cell>
          <table:table-cell office:value-type="float" office:value="3224">
            <text:p>3224</text:p>
          </table:table-cell>
          <table:table-cell office:value-type="float" office:value="7548.43">
            <text:p>7548.43</text:p>
          </table:table-cell>
          <table:table-cell office:value-type="float" office:value="17000.1">
            <text:p>17000.1</text:p>
          </table:table-cell>
          <table:table-cell office:value-type="float" office:value="37489.8">
            <text:p>37489.8</text:p>
          </table:table-cell>
          <table:table-cell office:value-type="float" office:value="81876.1">
            <text:p>81876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501">
            <text:p>0.501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93">
            <text:p>93</text:p>
          </table:table-cell>
          <table:table-cell office:value-type="float" office:value="260">
            <text:p>260</text:p>
          </table:table-cell>
          <table:table-cell office:value-type="float" office:value="642">
            <text:p>642</text:p>
          </table:table-cell>
          <table:table-cell office:value-type="float" office:value="1455">
            <text:p>1455</text:p>
          </table:table-cell>
          <table:table-cell office:value-type="float" office:value="3430">
            <text:p>3430</text:p>
          </table:table-cell>
          <table:table-cell office:value-type="float" office:value="7601.68">
            <text:p>7601.68</text:p>
          </table:table-cell>
          <table:table-cell office:value-type="float" office:value="17268">
            <text:p>17268</text:p>
          </table:table-cell>
          <table:table-cell office:value-type="float" office:value="38037.4">
            <text:p>38037.4</text:p>
          </table:table-cell>
          <table:table-cell office:value-type="float" office:value="82986.9">
            <text:p>82986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551">
            <text:p>0.551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float" office:value="264">
            <text:p>264</text:p>
          </table:table-cell>
          <table:table-cell office:value-type="float" office:value="635">
            <text:p>635</text:p>
          </table:table-cell>
          <table:table-cell office:value-type="float" office:value="1451.5">
            <text:p>1451.5</text:p>
          </table:table-cell>
          <table:table-cell office:value-type="float" office:value="3485">
            <text:p>3485</text:p>
          </table:table-cell>
          <table:table-cell office:value-type="float" office:value="7978.88">
            <text:p>7978.88</text:p>
          </table:table-cell>
          <table:table-cell office:value-type="float" office:value="17363.8">
            <text:p>17363.8</text:p>
          </table:table-cell>
          <table:table-cell office:value-type="float" office:value="38385.8">
            <text:p>38385.8</text:p>
          </table:table-cell>
          <table:table-cell office:value-type="float" office:value="84102.8">
            <text:p>84102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601">
            <text:p>0.60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float" office:value="262">
            <text:p>262</text:p>
          </table:table-cell>
          <table:table-cell office:value-type="float" office:value="669">
            <text:p>669</text:p>
          </table:table-cell>
          <table:table-cell office:value-type="float" office:value="1592">
            <text:p>1592</text:p>
          </table:table-cell>
          <table:table-cell office:value-type="float" office:value="3484.6">
            <text:p>3484.6</text:p>
          </table:table-cell>
          <table:table-cell office:value-type="float" office:value="7906.95">
            <text:p>7906.95</text:p>
          </table:table-cell>
          <table:table-cell office:value-type="float" office:value="17685.8">
            <text:p>17685.8</text:p>
          </table:table-cell>
          <table:table-cell office:value-type="float" office:value="38947.7">
            <text:p>38947.7</text:p>
          </table:table-cell>
          <table:table-cell office:value-type="float" office:value="85045.8">
            <text:p>85045.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651">
            <text:p>0.651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112">
            <text:p>112</text:p>
          </table:table-cell>
          <table:table-cell office:value-type="float" office:value="289">
            <text:p>289</text:p>
          </table:table-cell>
          <table:table-cell office:value-type="float" office:value="670">
            <text:p>670</text:p>
          </table:table-cell>
          <table:table-cell office:value-type="float" office:value="1569.7">
            <text:p>1569.7</text:p>
          </table:table-cell>
          <table:table-cell office:value-type="float" office:value="3530.5">
            <text:p>3530.5</text:p>
          </table:table-cell>
          <table:table-cell office:value-type="float" office:value="8036.23">
            <text:p>8036.23</text:p>
          </table:table-cell>
          <table:table-cell office:value-type="float" office:value="17959.5">
            <text:p>17959.5</text:p>
          </table:table-cell>
          <table:table-cell office:value-type="float" office:value="39217.2">
            <text:p>39217.2</text:p>
          </table:table-cell>
          <table:table-cell office:value-type="float" office:value="85692.9">
            <text:p>85692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701">
            <text:p>0.701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125">
            <text:p>125</text:p>
          </table:table-cell>
          <table:table-cell office:value-type="float" office:value="267">
            <text:p>267</text:p>
          </table:table-cell>
          <table:table-cell office:value-type="float" office:value="655">
            <text:p>655</text:p>
          </table:table-cell>
          <table:table-cell office:value-type="float" office:value="1557">
            <text:p>1557</text:p>
          </table:table-cell>
          <table:table-cell office:value-type="float" office:value="3541.5">
            <text:p>3541.5</text:p>
          </table:table-cell>
          <table:table-cell office:value-type="float" office:value="8105.68">
            <text:p>8105.68</text:p>
          </table:table-cell>
          <table:table-cell office:value-type="float" office:value="18038.5">
            <text:p>18038.5</text:p>
          </table:table-cell>
          <table:table-cell office:value-type="float" office:value="39741.2">
            <text:p>39741.2</text:p>
          </table:table-cell>
          <table:table-cell office:value-type="float" office:value="86514.9">
            <text:p>86514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751">
            <text:p>0.751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float" office:value="279">
            <text:p>279</text:p>
          </table:table-cell>
          <table:table-cell office:value-type="float" office:value="650">
            <text:p>650</text:p>
          </table:table-cell>
          <table:table-cell office:value-type="float" office:value="1640">
            <text:p>1640</text:p>
          </table:table-cell>
          <table:table-cell office:value-type="float" office:value="3664.12">
            <text:p>3664.12</text:p>
          </table:table-cell>
          <table:table-cell office:value-type="float" office:value="8292.6">
            <text:p>8292.6</text:p>
          </table:table-cell>
          <table:table-cell office:value-type="float" office:value="18219.8">
            <text:p>18219.8</text:p>
          </table:table-cell>
          <table:table-cell office:value-type="float" office:value="40031.8">
            <text:p>40031.8</text:p>
          </table:table-cell>
          <table:table-cell office:value-type="float" office:value="87129.7">
            <text:p>87129.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801">
            <text:p>0.80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  <table:table-cell office:value-type="float" office:value="309">
            <text:p>309</text:p>
          </table:table-cell>
          <table:table-cell office:value-type="float" office:value="746">
            <text:p>746</text:p>
          </table:table-cell>
          <table:table-cell office:value-type="float" office:value="1684">
            <text:p>1684</text:p>
          </table:table-cell>
          <table:table-cell office:value-type="float" office:value="3629.8">
            <text:p>3629.8</text:p>
          </table:table-cell>
          <table:table-cell office:value-type="float" office:value="8269.67">
            <text:p>8269.67</text:p>
          </table:table-cell>
          <table:table-cell office:value-type="float" office:value="18297.4">
            <text:p>18297.4</text:p>
          </table:table-cell>
          <table:table-cell office:value-type="float" office:value="40327.4">
            <text:p>40327.4</text:p>
          </table:table-cell>
          <table:table-cell office:value-type="float" office:value="87848.2">
            <text:p>87848.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851">
            <text:p>0.851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20">
            <text:p>120</text:p>
          </table:table-cell>
          <table:table-cell office:value-type="float" office:value="320">
            <text:p>320</text:p>
          </table:table-cell>
          <table:table-cell office:value-type="float" office:value="714">
            <text:p>714</text:p>
          </table:table-cell>
          <table:table-cell office:value-type="float" office:value="1646.45">
            <text:p>1646.45</text:p>
          </table:table-cell>
          <table:table-cell office:value-type="float" office:value="3726">
            <text:p>3726</text:p>
          </table:table-cell>
          <table:table-cell office:value-type="float" office:value="8406.23">
            <text:p>8406.23</text:p>
          </table:table-cell>
          <table:table-cell office:value-type="float" office:value="18597.8">
            <text:p>18597.8</text:p>
          </table:table-cell>
          <table:table-cell office:value-type="float" office:value="40565.1">
            <text:p>40565.1</text:p>
          </table:table-cell>
          <table:table-cell office:value-type="float" office:value="88383.9">
            <text:p>88383.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901">
            <text:p>0.901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02">
            <text:p>302</text:p>
          </table:table-cell>
          <table:table-cell office:value-type="float" office:value="738">
            <text:p>738</text:p>
          </table:table-cell>
          <table:table-cell office:value-type="float" office:value="1720.5">
            <text:p>1720.5</text:p>
          </table:table-cell>
          <table:table-cell office:value-type="float" office:value="3566.18">
            <text:p>3566.18</text:p>
          </table:table-cell>
          <table:table-cell office:value-type="float" office:value="8441.65">
            <text:p>8441.65</text:p>
          </table:table-cell>
          <table:table-cell office:value-type="float" office:value="18770.7">
            <text:p>18770.7</text:p>
          </table:table-cell>
          <table:table-cell office:value-type="float" office:value="41027.4">
            <text:p>41027.4</text:p>
          </table:table-cell>
          <table:table-cell office:value-type="float" office:value="89157">
            <text:p>891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951">
            <text:p>0.951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33.3">
            <text:p>133.3</text:p>
          </table:table-cell>
          <table:table-cell office:value-type="float" office:value="336">
            <text:p>336</text:p>
          </table:table-cell>
          <table:table-cell office:value-type="float" office:value="754">
            <text:p>754</text:p>
          </table:table-cell>
          <table:table-cell office:value-type="float" office:value="1629.5">
            <text:p>1629.5</text:p>
          </table:table-cell>
          <table:table-cell office:value-type="float" office:value="3721.7">
            <text:p>3721.7</text:p>
          </table:table-cell>
          <table:table-cell office:value-type="float" office:value="8519.7">
            <text:p>8519.7</text:p>
          </table:table-cell>
          <table:table-cell office:value-type="float" office:value="18802.7">
            <text:p>18802.7</text:p>
          </table:table-cell>
          <table:table-cell office:value-type="float" office:value="41338.4">
            <text:p>41338.4</text:p>
          </table:table-cell>
          <table:table-cell office:value-type="float" office:value="89703.1">
            <text:p>89703.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.001">
            <text:p>1.001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28">
            <text:p>128</text:p>
          </table:table-cell>
          <table:table-cell office:value-type="float" office:value="323">
            <text:p>323</text:p>
          </table:table-cell>
          <table:table-cell office:value-type="float" office:value="763">
            <text:p>763</text:p>
          </table:table-cell>
          <table:table-cell office:value-type="float" office:value="1660.05">
            <text:p>1660.05</text:p>
          </table:table-cell>
          <table:table-cell office:value-type="float" office:value="3769">
            <text:p>3769</text:p>
          </table:table-cell>
          <table:table-cell office:value-type="float" office:value="8507.48">
            <text:p>8507.48</text:p>
          </table:table-cell>
          <table:table-cell office:value-type="float" office:value="19044.2">
            <text:p>19044.2</text:p>
          </table:table-cell>
          <table:table-cell office:value-type="float" office:value="41473">
            <text:p>41473</text:p>
          </table:table-cell>
          <table:table-cell office:value-type="float" office:value="90267.3">
            <text:p>90267.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.051">
            <text:p>1.051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21.45">
            <text:p>121.45</text:p>
          </table:table-cell>
          <table:table-cell office:value-type="float" office:value="283">
            <text:p>283</text:p>
          </table:table-cell>
          <table:table-cell office:value-type="float" office:value="709">
            <text:p>709</text:p>
          </table:table-cell>
          <table:table-cell office:value-type="float" office:value="1707.5">
            <text:p>1707.5</text:p>
          </table:table-cell>
          <table:table-cell office:value-type="float" office:value="3824.62">
            <text:p>3824.62</text:p>
          </table:table-cell>
          <table:table-cell office:value-type="float" office:value="8548.62">
            <text:p>8548.62</text:p>
          </table:table-cell>
          <table:table-cell office:value-type="float" office:value="18986.6">
            <text:p>18986.6</text:p>
          </table:table-cell>
          <table:table-cell office:value-type="float" office:value="41562">
            <text:p>41562</text:p>
          </table:table-cell>
          <table:table-cell office:value-type="float" office:value="90372.9">
            <text:p>90372.9</text:p>
          </table:table-cell>
          <table:table-cell office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18:00:23</dc:date>
    <dc:creator>mind </dc:creator>
    <meta:document-statistic meta:table-count="1" meta:cell-count="299" meta:object-count="0"/>
    <meta:generator>LibreOffice/4.0.2.2$Linux_X86_64 LibreOffice_project/400m0$Build-2</meta:generator>
  </office:meta>
</office:document-meta>
</file>